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opacity="50%" draw:textarea-horizontal-align="justify" draw:textarea-vertical-align="middle" draw:auto-grow-height="false" fo:min-height="3.45cm" fo:min-width="4.5cm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gr9" style:family="graphic" style:parent-style-name="objectwithoutfill">
      <style:graphic-properties draw:marker-end="Circle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35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71cm"/>
    </style:style>
    <style:style style:name="gr12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Math TeX Gyre1" fo:font-size="12pt" style:font-size-asian="18pt" style:font-size-complex="18pt"/>
    </style:style>
    <style:style style:name="P5" style:family="paragraph">
      <style:paragraph-properties fo:margin-top="0.1cm" fo:margin-bottom="0.1cm" fo:text-align="start"/>
    </style:style>
    <style:style style:name="P6" style:family="paragraph">
      <loext:graphic-properties draw:fill="none" draw:fill-color="#ffffff"/>
      <style:paragraph-properties fo:margin-top="0.1cm" fo:margin-bottom="0.1cm" fo:text-align="start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cm" svg:y1="10.5cm" svg:x2="24.5cm" svg:y2="10.5cm">
          <text:p/>
        </draw:line>
        <draw:line draw:style-name="gr2" draw:text-style-name="P1" draw:layer="layout" svg:x1="3.5cm" svg:y1="17cm" svg:x2="3.5cm" svg:y2="4cm">
          <text:p/>
        </draw:line>
        <draw:line draw:style-name="gr3" draw:text-style-name="P1" draw:layer="layout" svg:x1="8.5cm" svg:y1="10.5cm" svg:x2="8.5cm" svg:y2="10.7cm">
          <text:p/>
        </draw:line>
        <draw:line draw:style-name="gr3" draw:text-style-name="P1" draw:layer="layout" svg:x1="13.5cm" svg:y1="10.5cm" svg:x2="13.5cm" svg:y2="10.7cm">
          <text:p/>
        </draw:line>
        <draw:line draw:style-name="gr3" draw:text-style-name="P1" draw:layer="layout" svg:x1="18.5cm" svg:y1="10.3cm" svg:x2="18.5cm" svg:y2="10.7cm">
          <text:p/>
        </draw:line>
        <draw:line draw:style-name="gr3" draw:text-style-name="P1" draw:layer="layout" svg:x1="23.5cm" svg:y1="10.3cm" svg:x2="23.5cm" svg:y2="10.7cm">
          <text:p/>
        </draw:line>
        <draw:line draw:style-name="gr4" draw:text-style-name="P1" draw:layer="layout" svg:x1="11cm" svg:y1="9.25cm" svg:x2="16cm" svg:y2="11.75cm">
          <text:p/>
        </draw:line>
        <draw:line draw:style-name="gr4" draw:text-style-name="P1" draw:layer="layout" svg:x1="7cm" svg:y1="5.25cm" svg:x2="11cm" svg:y2="9.25cm">
          <text:p/>
        </draw:line>
        <draw:line draw:style-name="gr4" draw:text-style-name="P1" draw:layer="layout" svg:x1="16cm" svg:y1="11.75cm" svg:x2="20cm" svg:y2="15.75cm">
          <text:p/>
        </draw:line>
        <draw:line draw:style-name="gr4" draw:text-style-name="P1" draw:layer="layout" svg:x1="8.5cm" svg:y1="10.5cm" svg:x2="8.5cm" svg:y2="6.8cm">
          <text:p/>
        </draw:line>
        <draw:line draw:style-name="gr4" draw:text-style-name="P1" draw:layer="layout" svg:x1="8.5cm" svg:y1="6.8cm" svg:x2="3.5cm" svg:y2="6.8cm">
          <text:p/>
        </draw:line>
        <draw:line draw:style-name="gr4" draw:text-style-name="P1" draw:layer="layout" svg:x1="18.5cm" svg:y1="14.2cm" svg:x2="18.5cm" svg:y2="10.5cm">
          <text:p/>
        </draw:line>
        <draw:line draw:style-name="gr4" draw:text-style-name="P1" draw:layer="layout" svg:x1="23.5cm" svg:y1="14.2cm" svg:x2="18.5cm" svg:y2="14.2cm">
          <text:p/>
        </draw:line>
        <draw:line draw:style-name="gr4" draw:text-style-name="P1" draw:layer="layout" svg:x1="23.5cm" svg:y1="14.2cm" svg:x2="23.5cm" svg:y2="10.5cm">
          <text:p/>
        </draw:line>
        <draw:custom-shape draw:style-name="gr5" draw:text-style-name="P2" draw:layer="layout" svg:width="5cm" svg:height="3.7cm" svg:x="3.5cm" svg:y="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3.7cm" svg:x="18.5cm" svg:y="10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8cm" svg:y1="10.3cm" svg:x2="24.7cm" svg:y2="10.7cm">
          <text:p/>
        </draw:line>
        <draw:line draw:style-name="gr3" draw:text-style-name="P1" draw:layer="layout" svg:x1="24.6cm" svg:y1="10.3cm" svg:x2="24.5cm" svg:y2="10.7cm">
          <text:p/>
        </draw:line>
        <draw:line draw:style-name="gr2" draw:text-style-name="P1" draw:layer="layout" svg:x1="24.8cm" svg:y1="10.5cm" svg:x2="26.5cm" svg:y2="10.5cm">
          <text:p/>
        </draw:line>
        <draw:line draw:style-name="gr3" draw:text-style-name="P1" draw:layer="layout" svg:x1="25.5cm" svg:y1="10.5cm" svg:x2="25.5cm" svg:y2="10.7cm">
          <text:p/>
        </draw:line>
        <draw:frame draw:style-name="gr6" draw:text-style-name="P3" draw:layer="layout" svg:width="0.64cm" svg:height="0.372cm" svg:x="8.207cm" svg:y="10.8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0.647cm" svg:height="0.372cm" svg:x="13.207cm" svg:y="10.85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3" draw:layer="layout" svg:width="0.801cm" svg:height="0.53cm" svg:x="18.107cm" svg:y="9.75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3" draw:layer="layout" svg:width="0.962cm" svg:height="0.53cm" svg:x="23.108cm" svg:y="9.75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3" draw:layer="layout" svg:width="0.715cm" svg:height="0.372cm" svg:x="25.208cm" svg:y="10.85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3" draw:layer="layout" svg:width="0.504cm" svg:height="0.241cm" svg:x="26.509cm" svg:y="10.35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3" draw:layer="layout" svg:width="0.495cm" svg:height="0.774cm" svg:x="2.809cm" svg:y="6.35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3" draw:layer="layout" svg:width="0.547cm" svg:height="0.47cm" svg:x="2.91cm" svg:y="13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" draw:text-style-name="P1" draw:layer="layout" svg:x1="11.9cm" svg:y1="9.7cm" svg:x2="12.3cm" svg:y2="9.7cm">
          <text:p/>
        </draw:line>
        <draw:line draw:style-name="gr3" draw:text-style-name="P1" draw:layer="layout" svg:x1="12.3cm" svg:y1="9.7cm" svg:x2="12.3cm" svg:y2="9.9cm">
          <text:p/>
        </draw:line>
        <draw:frame draw:style-name="gr6" draw:text-style-name="P3" draw:layer="layout" svg:width="3.977cm" svg:height="0.61cm" svg:x="2.01cm" svg:y="3.05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4" draw:layer="layout" svg:width="2.908cm" svg:height="0.47cm" svg:x="11.711cm" svg:y="9.05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7" draw:text-style-name="P1" draw:layer="layout" svg:x1="18.5cm" svg:y1="14.2cm" svg:x2="3.5cm" svg:y2="14.2cm">
          <text:p/>
        </draw:line>
        <draw:frame draw:style-name="gr8" draw:text-style-name="P6" draw:layer="layout" svg:width="4.6cm" svg:height="1.9cm" svg:x="3.8cm" svg:y="11.4cm">
          <draw:text-box>
            <text:p text:style-name="P5"><text:span text:style-name="T1">Ecarts permanents</text:span></text:p>
            <text:p text:style-name="P5"><text:span text:style-name="T1">Sensibilité</text:span></text:p>
            <text:p text:style-name="P5"><text:span text:style-name="T1">Distorsions</text:span></text:p>
          </draw:text-box>
        </draw:frame>
        <draw:line draw:style-name="gr9" draw:text-style-name="P1" draw:layer="layout" svg:x1="6cm" svg:y1="11.4cm" svg:x2="6cm" svg:y2="8.5cm">
          <text:p/>
        </draw:line>
        <draw:frame draw:style-name="gr10" draw:text-style-name="P6" draw:layer="layout" svg:width="5.7cm" svg:height="1.6cm" svg:x="20.4cm" svg:y="15.2cm">
          <draw:text-box>
            <text:p text:style-name="P5"><text:span text:style-name="T1">Bruits de mesure</text:span></text:p>
            <text:p text:style-name="P5"><text:span text:style-name="T1">Modes rapides négligés</text:span></text:p>
          </draw:text-box>
        </draw:frame>
        <draw:line draw:style-name="gr9" draw:text-style-name="P1" draw:layer="layout" svg:x1="23cm" svg:y1="15.1cm" svg:x2="21cm" svg:y2="12.4cm">
          <text:p/>
        </draw:line>
        <draw:frame draw:style-name="gr11" draw:text-style-name="P6" draw:layer="layout" svg:width="5.7cm" svg:height="1.96cm" svg:x="18.1cm" svg:y="4.94cm">
          <draw:text-box>
            <text:p text:style-name="P5"><text:span text:style-name="T1">Marges</text:span></text:p>
            <text:p text:style-name="P5"><text:span text:style-name="T1">Bande passante</text:span></text:p>
            <text:p text:style-name="P5"><text:span text:style-name="T1">Constante de temps</text:span></text:p>
          </draw:text-box>
        </draw:frame>
        <draw:line draw:style-name="gr3" draw:text-style-name="P1" draw:layer="layout" svg:x1="13.5cm" svg:y1="10.5cm" svg:x2="18.2cm" svg:y2="6.7cm">
          <text:p/>
        </draw:line>
        <draw:line draw:style-name="gr12" draw:text-style-name="P1" draw:layer="layout" svg:x1="11cm" svg:y1="12cm" svg:x2="16cm" svg:y2="12cm">
          <text:p/>
        </draw:line>
        <draw:frame draw:style-name="gr6" draw:text-style-name="P4" draw:layer="layout" svg:width="2.033cm" svg:height="0.47cm" svg:x="12.511cm" svg:y="12.15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2T14:07:45.078770793</meta:creation-date>
    <dc:date>2020-09-12T19:47:59.623485326</dc:date>
    <meta:editing-duration>PT29M32S</meta:editing-duration>
    <meta:editing-cycles>9</meta:editing-cycles>
    <meta:generator>LibreOffice/5.2.7.2$Linux_X86_64 LibreOffice_project/20m0$Build-2</meta:generator>
    <meta:document-statistic meta:object-count="41"/>
  </office:meta>
</office:document-meta>
</file>

<file path=Object 1/content.xml><?xml version="1.0" encoding="utf-8"?>
<math xmlns="http://www.w3.org/1998/Math/MathML" display="block">
  <semantics>
    <msub>
      <mi mathvariant="normal">ω</mi>
      <mn>0</mn>
    </msub>
    <annotation encoding="StarMath 5.0">%omega_0</annotation>
  </semantics>
</math>
</file>

<file path=Object 10/content.xml><?xml version="1.0" encoding="utf-8"?>
<math xmlns="http://www.w3.org/1998/Math/MathML" display="block">
  <semantics>
    <mrow>
      <mrow>
        <mo stretchy="false">−</mo>
        <mn>20</mn>
      </mrow>
      <mrow>
        <mi mathvariant="italic">dB</mi>
        <mo stretchy="false">/</mo>
        <mi mathvariant="italic">décade</mi>
      </mrow>
    </mrow>
    <annotation encoding="StarMath 5.0">-20 dB/décade</annotation>
  </semantics>
</math>
</file>

<file path=Object 11/content.xml><?xml version="1.0" encoding="utf-8"?>
<math xmlns="http://www.w3.org/1998/Math/MathML" display="block">
  <semantics>
    <mrow>
      <mrow>
        <mrow/>
        <mo stretchy="false">⩾</mo>
        <mn>1</mn>
      </mrow>
      <mi mathvariant="italic">décade</mi>
    </mrow>
    <annotation encoding="StarMath 5.0">{} geslant 1 décade</annotation>
  </semantics>
</math>
</file>

<file path=Object 2/content.xml><?xml version="1.0" encoding="utf-8"?>
<math xmlns="http://www.w3.org/1998/Math/MathML" display="block">
  <semantics>
    <msub>
      <mi mathvariant="normal">ω</mi>
      <mi>x</mi>
    </msub>
    <annotation encoding="StarMath 5.0">%omega_x</annotation>
  </semantics>
</math>
</file>

<file path=Object 3/content.xml><?xml version="1.0" encoding="utf-8"?>
<math xmlns="http://www.w3.org/1998/Math/MathML" display="block">
  <semantics>
    <mrow>
      <msub>
        <mi mathvariant="normal">ω</mi>
        <mn>0</mn>
      </msub>
      <mi>'</mi>
    </mrow>
    <annotation encoding="StarMath 5.0">%omega_0'</annotation>
  </semantics>
</math>
</file>

<file path=Object 4/content.xml><?xml version="1.0" encoding="utf-8"?>
<math xmlns="http://www.w3.org/1998/Math/MathML" display="block">
  <semantics>
    <mrow>
      <msub>
        <mi mathvariant="normal">ω</mi>
        <mn>0</mn>
      </msub>
      <mi>'</mi>
      <mi>'</mi>
    </mrow>
    <annotation encoding="StarMath 5.0">%omega_0''</annotation>
  </semantics>
</math>
</file>

<file path=Object 5/content.xml><?xml version="1.0" encoding="utf-8"?>
<math xmlns="http://www.w3.org/1998/Math/MathML" display="block">
  <semantics>
    <msub>
      <mi mathvariant="normal">ω</mi>
      <mi>N</mi>
    </msub>
    <annotation encoding="StarMath 5.0">%omega_N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frac>
      <mn>1</mn>
      <mi mathvariant="normal">ε</mi>
    </mfrac>
    <annotation encoding="StarMath 5.0">1 over   %varepsilon</annotation>
  </semantics>
</math>
</file>

<file path=Object 8/content.xml><?xml version="1.0" encoding="utf-8"?>
<math xmlns="http://www.w3.org/1998/Math/MathML" display="block">
  <semantics>
    <mrow>
      <mi mathvariant="normal">ε</mi>
      <mi>'</mi>
    </mrow>
    <annotation encoding="StarMath 5.0">%varepsilon'</annotation>
  </semantics>
</math>
</file>

<file path=Object 9/content.xml><?xml version="1.0" encoding="utf-8"?>
<math xmlns="http://www.w3.org/1998/Math/MathML" display="block">
  <semantics>
    <mrow>
      <mrow>
        <mo fence="true" stretchy="true">|</mo>
        <mrow>
          <mrow>
            <mi>K</mi>
            <mrow>
              <mo fence="true" stretchy="false">(</mo>
              <mrow>
                <msup>
                  <mi>e</mi>
                  <mrow>
                    <mi>j</mi>
                    <mi mathvariant="normal">ω</mi>
                    <mi>h</mi>
                  </mrow>
                </msup>
              </mrow>
              <mo fence="true" stretchy="false">)</mo>
            </mrow>
            <mi>G</mi>
            <mrow>
              <mo fence="true" stretchy="false">(</mo>
              <mrow>
                <msup>
                  <mi>e</mi>
                  <mrow>
                    <mi>j</mi>
                    <mi mathvariant="normal">ω</mi>
                    <mi>h</mi>
                  </mrow>
                </msup>
              </mrow>
              <mo fence="true" stretchy="false">)</mo>
            </mrow>
          </mrow>
        </mrow>
        <mo fence="true" stretchy="true">|</mo>
      </mrow>
      <mrow>
        <mo fence="true" stretchy="true">[</mo>
        <mrow>
          <mi mathvariant="italic">dB</mi>
        </mrow>
        <mo fence="true" stretchy="true">]</mo>
      </mrow>
    </mrow>
    <annotation encoding="StarMath 5.0">left lline K(e^{j%omega h})G(e^{j%omega h}) right rline  left [ dB right ]  </annotation>
  </semantics>
</math>
</file>